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Standard" style:list-style-name="L1">
      <style:text-properties fo:language="la" fo:country="VA" officeooo:paragraph-rsid="002e1aea"/>
    </style:style>
    <style:style style:name="P25" style:family="paragraph" style:parent-style-name="Text_20_body">
      <style:paragraph-properties fo:margin-left="0cm" fo:margin-right="0cm" fo:text-indent="0cm" style:auto-text-indent="false"/>
      <style:text-properties fo:language="la" fo:country="VA"/>
    </style:style>
    <style:style style:name="P26" style:family="paragraph" style:parent-style-name="Text_20_body">
      <style:paragraph-properties fo:margin-left="0cm" fo:margin-right="0cm" fo:text-indent="0cm" style:auto-text-indent="false" fo:break-before="page"/>
      <style:text-properties fo:language="la" fo:country="VA"/>
    </style:style>
    <style:style style:name="P27" style:family="paragraph" style:parent-style-name="Heading_20_2">
      <style:text-properties fo:language="la" fo:country="VA"/>
    </style:style>
    <style:style style:name="P28" style:family="paragraph" style:parent-style-name="Heading_20_2">
      <style:paragraph-properties fo:break-before="page"/>
      <style:text-properties fo:language="la" fo:country="VA"/>
    </style:style>
    <style:style style:name="P29" style:family="paragraph" style:parent-style-name="Heading_20_2">
      <style:paragraph-properties fo:break-before="page"/>
      <style:text-properties fo:language="la" fo:country="VA" officeooo:paragraph-rsid="002e1aea"/>
    </style:style>
    <style:style style:name="P30" style:family="paragraph" style:parent-style-name="Contents_20_2">
      <style:paragraph-properties>
        <style:tab-stops>
          <style:tab-stop style:position="14.503cm" style:type="right" style:leader-style="dotted" style:leader-text="."/>
        </style:tab-stops>
      </style:paragraph-properties>
    </style:style>
    <style:style style:name="P31" style:family="paragraph" style:parent-style-name="List_20_1" style:list-style-name="L2"/>
    <style:style style:name="P32" style:family="paragraph" style:parent-style-name="List_20_1" style:list-style-name="L2">
      <style:text-properties fo:language="la" fo:country="VA"/>
    </style:style>
    <style:style style:name="P33" style:family="paragraph" style:parent-style-name="List_20_1" style:list-style-name="L13">
      <style:text-properties fo:language="la" fo:country="VA"/>
    </style:style>
    <style:style style:name="P34" style:family="paragraph" style:parent-style-name="List_20_1" style:list-style-name="L15">
      <style:text-properties fo:language="la" fo:country="VA"/>
    </style:style>
    <style:style style:name="P35" style:family="paragraph" style:parent-style-name="List_20_1" style:list-style-name="L16">
      <style:text-properties fo:language="la" fo:country="VA"/>
    </style:style>
    <style:style style:name="P36" style:family="paragraph" style:parent-style-name="List_20_1" style:list-style-name="L3"/>
    <style:style style:name="P37" style:family="paragraph" style:parent-style-name="List_20_1" style:list-style-name="L4"/>
    <style:style style:name="P38" style:family="paragraph" style:parent-style-name="List_20_1" style:list-style-name="L5"/>
    <style:style style:name="P39" style:family="paragraph" style:parent-style-name="List_20_1" style:list-style-name="L6"/>
    <style:style style:name="P40" style:family="paragraph" style:parent-style-name="List_20_1" style:list-style-name="L7"/>
    <style:style style:name="P41" style:family="paragraph" style:parent-style-name="List_20_1" style:list-style-name="L8"/>
    <style:style style:name="P42" style:family="paragraph" style:parent-style-name="List_20_1" style:list-style-name="L9"/>
    <style:style style:name="P43" style:family="paragraph" style:parent-style-name="List_20_1" style:list-style-name="L10"/>
    <style:style style:name="P44" style:family="paragraph" style:parent-style-name="List_20_1" style:list-style-name="L11"/>
    <style:style style:name="P45" style:family="paragraph" style:parent-style-name="List_20_1" style:list-style-name="L12"/>
    <style:style style:name="P46" style:family="paragraph" style:parent-style-name="List_20_1" style:list-style-name="L13"/>
    <style:style style:name="P47" style:family="paragraph" style:parent-style-name="List_20_1" style:list-style-name="L14"/>
    <style:style style:name="P48" style:family="paragraph" style:parent-style-name="List_20_1" style:list-style-name="L15"/>
    <style:style style:name="P49" style:family="paragraph" style:parent-style-name="List_20_1" style:list-style-name="L3">
      <style:paragraph-properties fo:margin-left="0cm" fo:margin-right="0cm" fo:text-indent="0cm" style:auto-text-indent="false"/>
      <style:text-properties fo:language="la" fo:country="VA"/>
    </style:style>
    <style:style style:name="P50" style:family="paragraph" style:parent-style-name="Contents_20_3">
      <style:paragraph-properties>
        <style:tab-stops>
          <style:tab-stop style:position="14.004cm" style:type="right" style:leader-style="dotted" style:leader-text="."/>
        </style:tab-stops>
      </style:paragraph-properties>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font-style="italic" style:font-style-asian="italic" style:font-style-complex="italic"/>
    </style:style>
    <style:style style:name="T9" style:family="text">
      <style:text-properties officeooo:rsid="00390fe6"/>
    </style:style>
    <style:style style:name="T10" style:family="text">
      <style:text-properties style:text-scale="96%"/>
    </style:style>
    <style:style style:name="T11" style:family="text">
      <style:text-properties officeooo:rsid="003a6e85"/>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0"><text:a xlink:type="simple" xlink:href="#__RefHeading___Toc5780_4049058819" text:style-name="Index_20_Link" text:visited-style-name="Index_20_Link">ABBREVIATIONES<text:tab/>4</text:a></text:p>
          <text:p text:style-name="P30"><text:a xlink:type="simple" xlink:href="#__RefHeading___Toc5715_4049058819" text:style-name="Index_20_Link" text:visited-style-name="Index_20_Link">BASE DE INTERLINGUA<text:tab/>5</text:a></text:p>
          <text:p text:style-name="P30"><text:a xlink:type="simple" xlink:href="#__RefHeading___Toc5717_4049058819" text:style-name="Index_20_Link" text:visited-style-name="Index_20_Link">DE THEMA<text:tab/>6</text:a></text:p>
          <text:p text:style-name="P50"><text:a xlink:type="simple" xlink:href="#__RefHeading___Toc5719_4049058819" text:style-name="Index_20_Link" text:visited-style-name="Index_20_Link">NOMEN SUBSTANTIVO<text:tab/>7</text:a></text:p>
          <text:p text:style-name="P50"><text:a xlink:type="simple" xlink:href="#__RefHeading___Toc5721_4049058819" text:style-name="Index_20_Link" text:visited-style-name="Index_20_Link">NOMINATIVO SI NON HABE SUFFIXO<text:tab/>7</text:a></text:p>
          <text:p text:style-name="P50"><text:a xlink:type="simple" xlink:href="#__RefHeading___Toc5723_4049058819" text:style-name="Index_20_Link" text:visited-style-name="Index_20_Link">ADJECTIVO<text:tab/>7</text:a></text:p>
          <text:p text:style-name="P50"><text:a xlink:type="simple" xlink:href="#__RefHeading___Toc5725_4049058819" text:style-name="Index_20_Link" text:visited-style-name="Index_20_Link">VOCABULARIO LATINO CUM UNA FORMA<text:tab/>8</text:a></text:p>
          <text:p text:style-name="P50"><text:a xlink:type="simple" xlink:href="#__RefHeading___Toc5727_4049058819" text:style-name="Index_20_Link" text:visited-style-name="Index_20_Link">PRONOMEN<text:tab/>8</text:a></text:p>
          <text:p text:style-name="P50"><text:a xlink:type="simple" xlink:href="#__RefHeading___Toc5729_4049058819" text:style-name="Index_20_Link" text:visited-style-name="Index_20_Link">VERBO<text:tab/>8</text:a></text:p>
          <text:p text:style-name="P30"><text:a xlink:type="simple" xlink:href="#__RefHeading___Toc5731_4049058819" text:style-name="Index_20_Link" text:visited-style-name="Index_20_Link">DE ARTICULO<text:tab/>9</text:a></text:p>
          <text:p text:style-name="P30"><text:a xlink:type="simple" xlink:href="#__RefHeading___Toc5733_4049058819" text:style-name="Index_20_Link" text:visited-style-name="Index_20_Link">DE VERBO<text:tab/>11</text:a></text:p>
          <text:p text:style-name="P50"><text:a xlink:type="simple" xlink:href="#__RefHeading___Toc5735_4049058819" text:style-name="Index_20_Link" text:visited-style-name="Index_20_Link">CONJUNCTIVO<text:tab/>14</text:a></text:p>
          <text:p text:style-name="P50"><text:a xlink:type="simple" xlink:href="#__RefHeading___Toc5737_4049058819" text:style-name="Index_20_Link" text:visited-style-name="Index_20_Link">FUTURO<text:tab/>15</text:a></text:p>
          <text:p text:style-name="P50"><text:a xlink:type="simple" xlink:href="#__RefHeading___Toc5739_4049058819" text:style-name="Index_20_Link" text:visited-style-name="Index_20_Link">CONDITIONALE<text:tab/>17</text:a></text:p>
          <text:p text:style-name="P50"><text:a xlink:type="simple" xlink:href="#__RefHeading___Toc5741_4049058819" text:style-name="Index_20_Link" text:visited-style-name="Index_20_Link">IMPERATIVO<text:tab/>18</text:a></text:p>
          <text:p text:style-name="P50"><text:a xlink:type="simple" xlink:href="#__RefHeading___Toc5743_4049058819" text:style-name="Index_20_Link" text:visited-style-name="Index_20_Link">INFINITIVO<text:tab/>18</text:a></text:p>
          <text:p text:style-name="P50"><text:a xlink:type="simple" xlink:href="#__RefHeading___Toc5745_4049058819" text:style-name="Index_20_Link" text:visited-style-name="Index_20_Link">PRESENTE<text:tab/>19</text:a></text:p>
          <text:p text:style-name="P50"><text:a xlink:type="simple" xlink:href="#__RefHeading___Toc5747_4049058819" text:style-name="Index_20_Link" text:visited-style-name="Index_20_Link">PRETERITO<text:tab/>19</text:a></text:p>
          <text:p text:style-name="P50"><text:a xlink:type="simple" xlink:href="#__RefHeading___Toc5749_4049058819" text:style-name="Index_20_Link" text:visited-style-name="Index_20_Link">PARTICIPO PRESENTE<text:tab/>19</text:a></text:p>
          <text:p text:style-name="P50"><text:a xlink:type="simple" xlink:href="#__RefHeading___Toc5751_4049058819" text:style-name="Index_20_Link" text:visited-style-name="Index_20_Link">PARTICIPIO PASSIVO<text:tab/>20</text:a></text:p>
          <text:p text:style-name="P50"><text:a xlink:type="simple" xlink:href="#__RefHeading___Toc5753_4049058819" text:style-name="Index_20_Link" text:visited-style-name="Index_20_Link">GERUNDIO<text:tab/>20</text:a></text:p>
          <text:p text:style-name="P50"><text:a xlink:type="simple" xlink:href="#__RefHeading___Toc5755_4049058819" text:style-name="Index_20_Link" text:visited-style-name="Index_20_Link">TEMPORES ANTERIORE<text:tab/>21</text:a></text:p>
          <text:p text:style-name="P50"><text:a xlink:type="simple" xlink:href="#__RefHeading___Toc5757_4049058819" text:style-name="Index_20_Link" text:visited-style-name="Index_20_Link">PASSIVO<text:tab/>21</text:a></text:p>
          <text:p text:style-name="P30"><text:a xlink:type="simple" xlink:href="#__RefHeading___Toc5759_4049058819" text:style-name="Index_20_Link" text:visited-style-name="Index_20_Link">GENERE ET NUMERO<text:tab/>22</text:a></text:p>
          <text:p text:style-name="P30"><text:a xlink:type="simple" xlink:href="#__RefHeading___Toc5761_4049058819" text:style-name="Index_20_Link" text:visited-style-name="Index_20_Link">COMPARATIONE<text:tab/>24</text:a></text:p>
          <text:p text:style-name="P30"><text:a xlink:type="simple" xlink:href="#__RefHeading___Toc5763_4049058819" text:style-name="Index_20_Link" text:visited-style-name="Index_20_Link">PRONOMINES<text:tab/>25</text:a></text:p>
          <text:p text:style-name="P30"><text:a xlink:type="simple" xlink:href="#__RefHeading___Toc5765_4049058819" text:style-name="Index_20_Link" text:visited-style-name="Index_20_Link">DE ADVERBIO<text:tab/>26</text:a></text:p>
          <text:p text:style-name="P30"><text:a xlink:type="simple" xlink:href="#__RefHeading___Toc5767_4049058819" text:style-name="Index_20_Link" text:visited-style-name="Index_20_Link">NUMERATIONE<text:tab/>27</text:a></text:p>
          <text:p text:style-name="P30"><text:a xlink:type="simple" xlink:href="#__RefHeading___Toc5769_4049058819" text:style-name="Index_20_Link" text:visited-style-name="Index_20_Link">PRONUNTIATIONE<text:tab/>28</text:a></text:p>
          <text:p text:style-name="P30"><text:a xlink:type="simple" xlink:href="#__RefHeading___Toc5771_4049058819" text:style-name="Index_20_Link" text:visited-style-name="Index_20_Link">ACCENTU TONICO<text:tab/>30</text:a></text:p>
          <text:p text:style-name="P30"><text:a xlink:type="simple" xlink:href="#__RefHeading___Toc5773_4049058819" text:style-name="Index_20_Link" text:visited-style-name="Index_20_Link">SYNTAXE<text:tab/>31</text:a></text:p>
          <text:p text:style-name="P30"><text:a xlink:type="simple" xlink:href="#__RefHeading___Toc5775_4049058819" text:style-name="Index_20_Link" text:visited-style-name="Index_20_Link">SPECIMEN DE VERSIONE<text:tab/>32</text:a></text:p>
          <text:p text:style-name="P50"><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427936668" text:style-name="L1">
        <text:list-item>
          <text:p text:style-name="P24"><text:s/>A(nglo)</text:p>
        </text:list-item>
        <text:list-item>
          <text:p text:style-name="P24"><text:s/>D(eutsch)</text:p>
        </text:list-item>
        <text:list-item>
          <text:p text:style-name="P24"><text:s/>F(rançais)</text:p>
        </text:list-item>
        <text:list-item>
          <text:p text:style-name="P24"><text:s/>H(ispano)</text:p>
        </text:list-item>
        <text:list-item>
          <text:p text:style-name="P24"><text:s/>I(taliano)</text:p>
        </text:list-item>
        <text:list-item>
          <text:p text:style-name="P24"><text:s/>P(ortuguez)</text:p>
        </text:list-item>
        <text:list-item>
          <text:p text:style-name="P24"><text:s/>R(usso)</text:p>
        </text:list-item>
      </text:list>
      <text:h text:style-name="P19" text:outline-level="2"><text:bookmark-start text:name="__RefHeading___Toc5715_4049058819"/><text:bookmark text:name="user-content-base-de-interlingua"/>BASE DE INTERLINGUA<text:bookmark-end text:name="__RefHeading___Toc5715_4049058819"/></text:h>
      <text:p text:style-name="P7">Interlingua habe base exclusivamente latina, non solum quia ba<text:span text:style-name="T9">­</text:span>se commune de majore parte de linguas de Europa es latina, sed speci<text:span text:style-name="T9">­</text:span>almodo quia latino es supranationale, id es acceptato ab omne popu<text:span text:style-name="T9">­</text:span>los, docto in omne schola supe­riore de toto mundo civile. Nulla alia lingua presenta isto charactere mundiale et ista neutralitate.</text:p>
      <text:p text:style-name="P7">Tres objectiones es facto contra ista adoptione :</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 ;</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 :</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start text:name="__RefHeading___Toc5717_4049058819"/><text:bookmark text:name="user-content-de-thema"/>DE THEMA<text:bookmark-end text:name="__RefHeading___Toc5717_4049058819"/></text:h>
      <text:p text:style-name="Text_20_body"><text:span text:style-name="T1">Interlingua adopta vocabulos latino sub forma de thema [Thema es vocabulo privato suffixo de flexione. Radice es vocabulo eliminato ab omne elemento phonetico que servi ad modificare, restringere aut determinare idea generale de radice ipsa. </text:span><text:span text:style-name="Emphasis"><text:span text:style-name="T1">Amare, monere, legere, audire</text:span></text:span><text:span text:style-name="T1">, in latino, habe un evidente suf­fixo de flexione : </text:span><text:span text:style-name="Emphasis"><text:span text:style-name="T1">-re</text:span></text:span><text:span text:style-name="T1"> ; suppresso illo, remane thema, </text:span><text:span text:style-name="Emphasis"><text:span text:style-name="T1">rosam, reginam, ducem, pedem, usum, diem</text:span></text:span><text:span text:style-name="T1">, habe un evidente suffixo de flexione : </text:span><text:span text:style-name="Emphasis"><text:span text:style-name="T1">-m</text:span></text:span><text:span text:style-name="T1"> ;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lo habe vo­cabulo </text:span><text:span text:style-name="Emphasis"><text:span text:style-name="T1">manuscript</text:span></text:span><text:span text:style-name="T1"> (que doce ad illo in idem tempore radi­cale </text:span><text:span text:style-name="Emphasis"><text:span text:style-name="T1">manu</text:span></text:span><text:span text:style-name="T1"> et radicale </text:span><text:span text:style-name="Emphasis"><text:span text:style-name="T1">scribe</text:span></text:span><text:span text:style-name="T1">) ; pote ignorare que </text:span><text:span text:style-name="Emphasis"><text:span text:style-name="T1">year</text:span></text:span><text:span text:style-name="T1">, </text:span><text:span text:style-name="Emphasis"><text:span text:style-name="T1">jahr</text:span></text:span><text:span text:style-name="T1"> es dicto in la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gation</text:span></text:span><text:span text:style-name="T1">, etc.</text:span></text:p>
      <text:p text:style-name="P7">Nulla alia lingua habe simile internationalitate. Ista veritate de <text:span text:style-name="T10">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 :</text:p>
      <text:h text:style-name="P21" text:outline-level="3"><text:bookmark-start text:name="__RefHeading___Toc5719_4049058819"/><text:bookmark text:name="user-content-1"/><text:soft-page-break/>NOMEN SUBSTANTIVO<text:bookmark-end text:name="__RefHeading___Toc5719_4049058819"/></text:h>
      <text:p text:style-name="Text_20_body"><text:span text:style-name="T1">Vocabulario latino cita </text:span><text:span text:style-name="Strong_20_Emphasis"><text:span text:style-name="T1">nomen substantivo</text:span></text:span><text:span text:style-name="T1"> sub forma de nomi­nativo, secuto ab genitivo. Thema de nomen es ablativo, ablativo es obten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text:span text:style-name="T1">Nominativo, si non habe suffixo, es alia forma de thema, que pote essere utile :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text:span text:style-name="T1">Vocabulario latino cita </text:span><text:span text:style-name="Strong_20_Emphasis"><text:span text:style-name="T1">adjectivo</text:span></text:span><text:span text:style-name="T1"> sub forma de nominativo ma­sculino, femini­no et neutro.</text:span></text:p>
      <text:p text:style-name="P7">Ex. :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 illa es etiam ma­xim internationale. Nam </text:span><text:span text:style-name="Emphasis"><text:span text:style-name="T1">radicale</text:span></text:span><text:span text:style-name="T1"> de ablativo es radicale de casus obliquo ;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text:span text:style-name="T1">Si vocabulario latino da solum una forma de vocabulo, ista es the</text:span><text:span text:style-name="T5">­</text:span><text:span text:style-name="T1">ma invariabi­le. Ex. :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text:span text:style-name="T1">Pro </text:span><text:span text:style-name="Strong_20_Emphasis"><text:span text:style-name="T1">verbo</text:span></text:span><text:span text:style-name="T1"> thema es imperativo, id es imperativo suppresso suffi­xo </text:span><text:span text:style-name="Emphasis"><text:span text:style-name="T1">-re</text:span></text:span><text:span text:style-name="T1">.</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start text:name="__RefHeading___Toc5731_4049058819"/><text:bookmark text:name="user-content-de-articulo"/><text:soft-page-break/>DE ARTICULO<text:bookmark-end text:name="__RefHeading___Toc5731_4049058819"/></text:h>
      <text:p text:style-name="P7">Ad reddere facile una lingua, es necesse simplificare grammatica per abolitio­ne de omne elemento non necessario, omne elemento que non es uso in modo equale in diversa linguas et constituerè una diffi­cul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 so­lum in raro casus illo es veromodo utile.</text:span></text:p>
      <text:p text:style-name="Text_20_body"><text:span text:style-name="T1">Sequente exemplos demonstra que es possibile, sine articulo, vertere omne gradatione de idea :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 </text:span><text:span text:style-name="Emphasis"><text:span text:style-name="T1">leu</text:span></text:span><text:span text:style-name="T1">, I. leone ; </text:span><text:span text:style-name="Emphasis"><text:span text:style-name="T1">leul</text:span></text:span><text:span text:style-name="T1">, I. il leone ; — </text:span><text:span text:style-name="Emphasis"><text:span text:style-name="T1">sol­</text:span></text:span><text:soft-page-break/><text:span text:style-name="Emphasis"><text:span text:style-name="T1">dat</text:span></text:span><text:span text:style-name="T1">, soldato ; </text:span><text:span text:style-name="Emphasis"><text:span text:style-name="T1">soldatul</text:span></text:span><text:span text:style-name="T1">, il soldato. Idem eveni in lingua de Svetia : </text:span><text:span text:style-name="Emphasis"><text:span text:style-name="T1">brud</text:span></text:span><text:span text:style-name="T1">, I. sposa ; </text:span><text:span text:style-name="Emphasis"><text:span text:style-name="T1">bruden</text:span></text:span><text:span text:style-name="T1">, I. la sposa — </text:span><text:span text:style-name="Emphasis"><text:span text:style-name="T1">pall</text:span></text:span><text:span text:style-name="T1">, I. sgabello ; </text:span><text:span text:style-name="Emphasis"><text:span text:style-name="T1">pallen</text:span></text:span><text:span text:style-name="T1">, I. lo sgabello ;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start text:name="__RefHeading___Toc5733_4049058819"/><text:bookmark text:name="user-content-de-verbo"/>DE VERBO<text:bookmark-end text:name="__RefHeading___Toc5733_4049058819"/></text:h>
      <text:p text:style-name="P7">Verbo es quasi unico impedimento ad intelligere una lingua exte­ra per auxilio de solo vocabulario : sine verbo — nam suo tempores et modos non es scripto in vocabularios — uno scripto in lingua extera poterè essere in modo sufficien­te interpretato — ab illo qui ignorarè ipsa in modo completo — per solo voca­bulario. Quam immensa utili­tate esserè obtenta per eliminatione de omne dif­ficultate in conjuga­tione !</text:p>
      <text:p text:style-name="P7">Quomodo nasce una lingua ?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 solo verbo auxilia­rio </text:span><text:span text:style-name="Emphasis"><text:span text:style-name="T1">être</text:span></text:span><text:span text:style-name="T1"> habe 34 desinentias differente, inserto super 22 radicales differente : un totale, ergo, de 50 formas pro un verbo solo !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 Minimo­modo. Toto ista difficultates, que es obstaculo principale in studio de una lingua extera, pote essere eliminata.</text:p>
      <text:p text:style-name="Text_20_body"><text:span text:style-name="T1">Et in primo loco terminatione de omne singulo tempore pro indi­care persona et numero. Si, vice dicere (I.) : io am</text:span><text:span text:style-name="Emphasis"><text:span text:style-name="T1">o</text:span></text:span><text:span text:style-name="T1">, tu am</text:span><text:span text:style-name="Emphasis"><text:span text:style-name="T1">i</text:span></text:span><text:span text:style-name="T1">, colui am</text:span><text:span text:style-name="Emphasis"><text:span text:style-name="T1">a</text:span></text:span><text:span text:style-name="T1">, noi am</text:span><text:span text:style-name="Emphasis"><text:span text:style-name="T1">iamo</text:span></text:span><text:span text:style-name="T1">, voi ama­</text:span><text:span text:style-name="Emphasis"><text:span text:style-name="T1">te</text:span></text:span><text:span text:style-name="T1">, coloro ama</text:span><text:span text:style-name="Emphasis"><text:span text:style-name="T1">no</text:span></text:span><text:span text:style-name="T1">, nos dicerè : io am</text:span><text:span text:style-name="Emphasis"><text:span text:style-name="T1">a</text:span></text:span><text:span text:style-name="T1">, tu am</text:span><text:span text:style-name="Emphasis"><text:span text:style-name="T1">a</text:span></text:span><text:span text:style-name="T1">, colui am</text:span><text:span text:style-name="Emphasis"><text:span text:style-name="T1">a</text:span></text:span><text:span text:style-name="T1">, noi am</text:span><text:span text:style-name="Emphasis"><text:span text:style-name="T1">a</text:span></text:span><text:span text:style-name="T1">, voi am</text:span><text:span text:style-name="Emphasis"><text:span text:style-name="T1">a</text:span></text:span><text:span text:style-name="T1">, co­loro am</text:span><text:span text:style-name="Emphasis"><text:span text:style-name="T1">a</text:span></text:span><text:span text:style-name="T1">, logica et claritudine nihil perderè. Sed pro multa rationes — illa principali de habitudine inveterata — forsan nunquam un pervenirà in linguas nationale ad ista simplificatione. Non es res plus simplice que triumpha in mundo ! Sed, si isto non es probabile que veni adoptato in linguas nationale, impone se, vice, pro sua logica simplicitate, in una lingua inter</text:span><text:soft-page-break/><text:span text:style-name="T1">natio­nale, que, es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 me lege, te lege, illo lege, nos lege, vos lege, illos lege.</text:span></text:p>
      <text:p text:style-name="Text_20_body"><text:span text:style-name="T1">Existe tres varietates de tempores verbale : presente, preterito et futuro, id es :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 alios duo es tempore relativo, relativo id es ad rapporto de com­paratione cum tempore presente (Et in realitate verbo non esserè que expressio­ne de una facultate, sine deliminatione de tempore nec de spatio ;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 </text:span><text:span text:style-name="Emphasis"><text:span text:style-name="T1">« Non fare questo »</text:span></text:span><text:span text:style-name="T1"> et francico dice : </text:span><text:span text:style-name="Emphasis"><text:span text:style-name="T1">Ne fais pas ça</text:span></text:span><text:span text:style-name="T1">. Primo adopta infinito et secundo adopta indicativo presente. Italiano dice : </text:span><text:span text:style-name="Emphasis"><text:span text:style-name="T1">Non riceverei che persone che cono­scessi bene</text:span></text:span><text:span text:style-name="T1"> et francico dice : </text:span><text:span text:style-name="Emphasis"><text:span text:style-name="T1">je ne recevrais que des gens que je connaîlrais bien</text:span></text:span><text:span text:style-name="T1">. Primo ute subjunctivo et secundo ute conditionale. Italiano dice : </text:span><text:span text:style-name="Emphasis"><text:span text:style-name="T1">Credo che intendiate</text:span></text:span><text:span text:style-name="T1"> et francico dice :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text:span><text:soft-page-break/><text:span text:style-name="T1">los, et nos debe solo simplificare ad maximo grammatica pro tollere 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 illos habe in sua essentia charactere commune de simul­taneitate ;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 </text:span><text:span text:style-name="Emphasis"><text:span text:style-name="T1">quando vostra actione de venire es (esserà) facto, me pote (poterà) dicere : me lege</text:span></text:span><text:span text:style-name="T1">.</text:span></text:p>
      <text:p text:style-name="Text_20_body"><text:span text:style-name="T1">Es frequente in quasi omne lingua usu de tempore presente in substitutione de tempore preterito et futuro. Exemplos :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3879940874" text:style-name="L2">
        <text:list-item>
          <text:p text:style-name="P31"><text:span text:style-name="T1">ITALIANO : </text:span><text:span text:style-name="Emphasis"><text:span text:style-name="T1">Io leggo — io leggeva — io lessi — io leggerò — leg­gi ! — che io legga — che io leggessi — io leggerei (se tu scri­vessi)</text:span></text:span><text:span text:style-name="T1">.</text:span></text:p>
        </text:list-item>
        <text:list-item>
          <text:p text:style-name="P31"><text:soft-page-break/><text:span text:style-name="T1">INTERLINGUA : </text:span><text:span text:style-name="Emphasis"><text:span text:style-name="T1">Me lege, me es legente — me jam lege — me jam jam lege, me lege heri, etc. — me post lege, me vole lege, me vade lege, me lege cras, etc. — lege ! — que me lege — que me jam lege — me lege (si te scribe)</text:span></text:span><text:span text:style-name="T1">.</text:span></text:p>
        </text:list-item>
        <text:list-item>
          <text:p text:style-name="P32">In lingua sinense tempores es formato in tale modo. Exemplo :</text:p>
        </text:list-item>
        <text:list-item>
          <text:p text:style-name="P31"><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31"><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31"><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start text:name="__RefHeading___Toc5735_4049058819"/><text:bookmark text:name="user-content-conjunctivo"/>CONJUNCTIVO<text:bookmark-end text:name="__RefHeading___Toc5735_4049058819"/></text:h>
      <text:p text:style-name="Text_20_body"><text:span text:style-name="T1">Ergo Interlingua supprime modo conjunctivo et substitue indica­tivo ad con­junctivo, nam tempores de conjunctivo non es alio quam tempores fictitio, tempores artificiale. Nec lingua angla nec lingua russa habe forma speciale pro conjunctivo. Anglo dic pro modo indi­cativo : </text:span><text:span text:style-name="Emphasis"><text:span text:style-name="T1">I love</text:span></text:span><text:span text:style-name="T1"> (me ama) et pro modo conjunctivo :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ubordinata, exprimente, indipendenti ab id que precede, un fac­to positivo aut presentato ut certo ; solum illo adopta conjuncti­vo si facto es dubioso, enunciato sine affirmatione, non presentato ut certo ; dum italiano ute conjunctivo in ambo casus. Deutsch, etiam, ute indicativo in multo casus in que italiano ute conjunctivo. F. et A. ute imperfecto in loco de conjunctivo in formas sicut : </text:span><text:span text:style-name="Emphasis"><text:span text:style-name="T1">si me poterè</text:span></text:span><text:span text:style-name="T1">, dum I. ute conjunctivo :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 —</text:p>
      <text:p text:style-name="P23">Factos certo :</text:p>
      <text:list xml:id="list2103783692" text:style-name="L3">
        <text:list-item>
          <text:p text:style-name="P36"><text:span text:style-name="Emphasis"><text:span text:style-name="T1">Me sci que illo vade ad Paris.</text:span></text:span></text:p>
        </text:list-item>
        <text:list-item>
          <text:p text:style-name="P36"><text:span text:style-name="Emphasis"><text:span text:style-name="T1">Te erra...</text:span></text:span></text:p>
        </text:list-item>
        <text:list-item>
          <text:p text:style-name="P36"><text:span text:style-name="Emphasis"><text:span text:style-name="T1">Te es auctore de illo facto...</text:span></text:span></text:p>
        </text:list-item>
        <text:list-item>
          <text:p text:style-name="P36"><text:span text:style-name="Emphasis"><text:span text:style-name="T1">Me sci, que illo non es auctore de...</text:span></text:span></text:p>
          <text:p text:style-name="P49">Factos non affirmato :</text:p>
        </text:list-item>
        <text:list-item>
          <text:p text:style-name="P36"><text:span text:style-name="Emphasis"><text:span text:style-name="T1">Me crede, me suppone que illo vade ad Paris. Forsan illo vade ad Paris. Me vole, me desidera que illo vade ad Paris.</text:span></text:span></text:p>
        </text:list-item>
        <text:list-item>
          <text:p text:style-name="P36"><text:span text:style-name="Emphasis"><text:span text:style-name="T1">Me crede, que te erra...</text:span></text:span></text:p>
        </text:list-item>
        <text:list-item>
          <text:p text:style-name="P36"><text:span text:style-name="Emphasis"><text:span text:style-name="T1">Me crede, me es convicto que te es auctore de illo facto. Uno habe dicto ad me que te es auctore de isto facto.</text:span></text:span></text:p>
        </text:list-item>
        <text:list-item>
          <text:p text:style-name="P36"><text:span text:style-name="Emphasis"><text:span text:style-name="T1">In quantum me sci, illo non es, non debe essere auctore de...</text:span></text:span></text:p>
        </text:list-item>
      </text:list>
      <text:h text:style-name="P21" text:outline-level="3"><text:bookmark-start text:name="__RefHeading___Toc5737_4049058819"/><text:bookmark text:name="user-content-futuro"/>FUTURO<text:bookmark-end text:name="__RefHeading___Toc5737_4049058819"/></text:h>
      <text:p text:style-name="Text_20_body"><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 :</text:span></text:p>
      <text:list xml:id="list1387580941" text:style-name="L4">
        <text:list-item>
          <text:p text:style-name="P37"><text:soft-page-break/><text:span text:style-name="Emphasis"><text:span text:style-name="T1">A tacea</text:span></text:span><text:span text:style-name="T1"> = </text:span><text:span text:style-name="Emphasis"><text:span text:style-name="T1">tacere</text:span></text:span></text:p>
        </text:list-item>
        <text:list-item>
          <text:p text:style-name="P37"><text:span text:style-name="Emphasis"><text:span text:style-name="T1">Voi tacere</text:span></text:span><text:span text:style-name="T1"> (litteralmodo :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 :</text:span></text:p>
      <text:list xml:id="list2489617361" text:style-name="L5">
        <text:list-item>
          <text:p text:style-name="P38"><text:span text:style-name="T1">Ieg </text:span><text:span text:style-name="Emphasis"><text:span text:style-name="T1">vil</text:span></text:span><text:span text:style-name="T1"> have Penge = me haberà (vole habere, quia me obligarà ad dare) pecunia.</text:span></text:p>
        </text:list-item>
        <text:list-item>
          <text:p text:style-name="P38"><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 </text:span><text:span text:style-name="Emphasis"><text:span text:style-name="T1">pranzate</text:span></text:span><text:span text:style-name="T1"> in città ?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text:span></text:p>
      <text:p text:style-name="P7">Idem in H. et P.</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 </text:span><text:span text:style-name="Emphasis"><text:span text:style-name="T1">If I see him</text:span></text:span><text:span text:style-name="T1">, etc., et etiam Italo pote dicere :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 :</text:span></text:p>
      <text:list xml:id="list863321841" text:style-name="L6">
        <text:list-item>
          <text:p text:style-name="P39"><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9"><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9"><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9"><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536951342" text:style-name="L7">
        <text:list-item>
          <text:p text:style-name="P40"><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40"><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 extra ista duo formas uno pote habere so­lum solutiones artificiale, conventionale.</text:p>
      <text:h text:style-name="P21" text:outline-level="3"><text:bookmark-start text:name="__RefHeading___Toc5739_4049058819"/><text:bookmark text:name="user-content-conditionale"/>CONDITIONALE<text:bookmark-end text:name="__RefHeading___Toc5739_4049058819"/></text:h>
      <text:p text:style-name="Text_20_body"><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1838282920" text:style-name="L8">
        <text:list-item>
          <text:p text:style-name="P41"><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41"><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41"><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 sive forma desinentiale per suffxo </text:span><text:span text:style-name="Emphasis"><text:span text:style-name="T1">-rè</text:span></text:span><text:span text:style-name="T1"> adjuncto ad themate de verbo con­jugando (ex :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 </text:span><text:span text:style-name="Emphasis"><text:span text:style-name="T1">si non pluerè me vaderè ad thea­tro</text:span></text:span><text:span text:style-name="T1">. Prima forma es meliore nam illa elimina un suffi­xo inutile.</text:span></text:p>
      <text:h text:style-name="P21" text:outline-level="3"><text:bookmark-start text:name="__RefHeading___Toc5741_4049058819"/><text:bookmark text:name="user-content-imperativo"/>IMPERATIVO<text:bookmark-end text:name="__RefHeading___Toc5741_4049058819"/></text:h>
      <text:p text:style-name="Text_20_body"><text:span text:style-name="T1">Modo imperativo es obtento sine suffxo speciale. Pro forma nega­tiva es multo commodo usu de infinitivo in sensu imperativo : </text:span><text:span text:style-name="Emphasis"><text:span text:style-name="T1">Non de­sperare !</text:span></text:span><text:span text:style-name="T1"> Usu de infiniti­vo in isto casus vige in plure linguas.</text:span></text:p>
      <text:p text:style-name="Text_20_body"><text:span text:style-name="T6">In alio casus Interlingua ute presente indicativo pro imperativo :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 </text:span><text:span text:style-name="Emphasis"><text:span text:style-name="T1">labo­ra !</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start text:name="__RefHeading___Toc5743_4049058819"/><text:bookmark text:name="user-content-infinitivo"/>INFINITIVO<text:bookmark-end text:name="__RefHeading___Toc5743_4049058819"/></text:h>
      <text:p text:style-name="Text_20_body"><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 :</text:span></text:p>
      <text:list xml:id="list3046214243" text:style-name="L9">
        <text:list-item>
          <text:p text:style-name="P42"><text:span text:style-name="T1">I. :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42"><text:span text:style-name="T1">F. :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42"><text:span text:style-name="T1">H. :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42"><text:span text:style-name="T1">P. :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42"><text:span text:style-name="T1">Romano (forma longa) :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 exceptio­nes es in numero ultra minimo et pote essere neglecto.</text:span></text:p>
      <text:h text:style-name="P21" text:outline-level="3"><text:bookmark-start text:name="__RefHeading___Toc5745_4049058819"/><text:bookmark text:name="user-content-presente"/>PRESENTE<text:bookmark-end text:name="__RefHeading___Toc5745_4049058819"/></text:h>
      <text:p text:style-name="Text_20_body"><text:span text:style-name="T1">Indicativo presente es formato per solo themate de verbo sine suffixo. Exem­plo :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start text:name="__RefHeading___Toc5747_4049058819"/><text:bookmark text:name="user-content-preterito"/>PRETERITO<text:bookmark-end text:name="__RefHeading___Toc5747_4049058819"/></text:h>
      <text:p text:style-name="Text_20_body"><text:span text:style-name="T1">Preterito es formato aut in modo analitico per auxiliario </text:span><text:span text:style-name="Emphasis"><text:span text:style-name="T1">habere </text:span></text:span><text:span text:style-name="T1">+ 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 ex : </text:span><text:span text:style-name="Emphasis"><text:span text:style-name="T1">erat cernens magnalia Dei — sum dicens</text:span></text:span><text:span text:style-name="T1">.</text:span></text:p>
      <text:h text:style-name="P21" text:outline-level="3"><text:bookmark-start text:name="__RefHeading___Toc5749_4049058819"/><text:bookmark text:name="user-content-participo-presente"/>PARTICIPO PRESENTE<text:bookmark-end text:name="__RefHeading___Toc5749_4049058819"/></text:h>
      <text:p text:style-name="Text_20_body"><text:span text:style-name="T1">Participio presente pote essere expresso, in omne lingua de Eu­ropa, aut per synthesi cum suffixo </text:span><text:span text:style-name="Emphasis"><text:span text:style-name="T1">-ente</text:span></text:span><text:span text:style-name="T1"> aut per analysi, cum prono­mine rela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4148673497" text:style-name="L10">
        <text:list-item>
          <text:p text:style-name="P43"><text:span text:style-name="Emphasis"><text:span text:style-name="T1">pretendente</text:span></text:span><text:span text:style-name="T1"> = </text:span><text:span text:style-name="Emphasis"><text:span text:style-name="T1">que pretende</text:span></text:span></text:p>
        </text:list-item>
        <text:list-item>
          <text:p text:style-name="P43"><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start text:name="__RefHeading___Toc5751_4049058819"/><text:bookmark text:name="user-content-participio-passivo"/>PARTICIPIO PASSIVO<text:bookmark-end text:name="__RefHeading___Toc5751_4049058819"/></text:h>
      <text:p text:style-name="Text_20_body"><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start text:name="__RefHeading___Toc5753_4049058819"/><text:bookmark text:name="user-content-gerundio"/>GERUNDIO<text:bookmark-end text:name="__RefHeading___Toc5753_4049058819"/></text:h>
      <text:p text:style-name="Text_20_body"><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start text:name="__RefHeading___Toc5755_4049058819"/><text:bookmark text:name="user-content-tempores-anteriore"/><text:soft-page-break/>TEMPORES ANTERIORE<text:bookmark-end text:name="__RefHeading___Toc5755_4049058819"/></text:h>
      <text:p text:style-name="Text_20_body"><text:span text:style-name="T1">Tempores anteriore es formato per auxiliare </text:span><text:span text:style-name="Emphasis"><text:span text:style-name="T1">habere</text:span></text:span><text:span text:style-name="T1"> (in diversa formas de sua conjugatione) cum participio passivo de verbo princi­pale. Ex. :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start text:name="__RefHeading___Toc5757_4049058819"/><text:bookmark text:name="user-content-passivo"/>PASSIVO<text:bookmark-end text:name="__RefHeading___Toc5757_4049058819"/></text:h>
      <text:p text:style-name="Text_20_body"><text:span text:style-name="T1">Conjugatione passiva es facta per tempores correspondente de auxiliario </text:span><text:span text:style-name="Emphasis"><text:span text:style-name="T1">esse­re</text:span></text:span><text:span text:style-name="T1"> cum participio pass. de verbo principale. Ex. : </text:span><text:span text:style-name="Emphasis"><text:span text:style-name="T1">me es ama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start text:name="__RefHeading___Toc5759_4049058819"/><text:bookmark text:name="user-content-genere-et-numero"/>GENERE ET NUMERO<text:bookmark-end text:name="__RefHeading___Toc5759_4049058819"/></text:h>
      <text:p text:style-name="P7">Questione de « genere » es multum complexa. Genere grammati­cale es diffe­rente de una lingua ad alia et es derivato solum ex usu ; nulla regula interna­tionale existe. Creare un genere grammaticale es creare una difficultate per omne populo ;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427233120" text:style-name="L11">
        <text:list-item>
          <text:p text:style-name="P44"><text:span text:style-name="T1">Substantivo que indica ente de sexu femineo es feminino ;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4"><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 solum circa 15, de usu multo raro (excepto </text:span><text:span text:style-name="Emphasis"><text:span text:style-name="T1">septen­</text:span></text:span><text:soft-page-break/><text:span text:style-name="Emphasis"><text:span text:style-name="T1">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 ex. :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start text:name="__RefHeading___Toc5761_4049058819"/><text:bookmark text:name="user-content-comparatione"/>COMPARATIONE<text:bookmark-end text:name="__RefHeading___Toc5761_4049058819"/></text:h>
      <text:p text:style-name="Text_20_body"><text:span text:style-name="T1">Comparatione es facta in primo gradu per : </text:span><text:span text:style-name="Emphasis"><text:span text:style-name="T1">tam... quam</text:span></text:span><text:span text:style-name="T1"> (</text:span><text:span text:style-name="Emphasis"><text:span text:style-name="T1">illo es tam habile quam te</text:span></text:span><text:span text:style-name="T1">) ; in secundo gradu per : </text:span><text:span text:style-name="Emphasis"><text:span text:style-name="T1">magis... quam</text:span></text:span><text:span text:style-name="T1"> (</text:span><text:span text:style-name="Emphasis"><text:span text:style-name="T1">illo es magis habile quam te</text:span></text:span><text:span text:style-name="T1">) aut : </text:span><text:span text:style-name="Emphasis"><text:span text:style-name="T1">plus... quam</text:span></text:span><text:span text:style-name="T1">, </text:span><text:span text:style-name="Emphasis"><text:span text:style-name="T1">minus... quam</text:span></text:span><text:span text:style-name="T1"> ; in tertio gra­du (superlativo) per :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1">­</text:span>to modo :</text:p>
      <text:list xml:id="list3157017833" text:style-name="L12">
        <text:list-item>
          <text:p text:style-name="P45"><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5"><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5"><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5"><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5"><text:span text:style-name="T8">multo</text:span> — <text:span text:style-name="T8">plus</text:span>, pl. m. <text:span text:style-name="T8">plure</text:span>, pl. f. <text:span text:style-name="T8">plura</text:span> — <text:span text:style-name="T8">plūrimo</text:span></text:p>
        </text:list-item>
      </text:list>
      <text:h text:style-name="P11" text:outline-level="2"/>
      <text:h text:style-name="P19" text:outline-level="2"><text:bookmark-start text:name="__RefHeading___Toc5763_4049058819"/><text:bookmark text:name="user-content-pronomines"/>PRONOMINES<text:bookmark-end text:name="__RefHeading___Toc5763_4049058819"/></text:h>
      <text:list xml:id="list981043684" text:style-name="L13">
        <text:list-item>
          <text:p text:style-name="P46"><text:span text:style-name="T1">Pronomines personales :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3">Pronomines demonstrativo :</text:p>
          <text:list>
            <text:list-item>
              <text:p text:style-name="P46"><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 non existe alia forma cum inter­nationalitate majore) ;</text:span></text:p>
            </text:list-item>
            <text:list-item>
              <text:p text:style-name="P46"><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6"><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6"><text:span text:style-name="T1">Pronomines relativo aut conjunctivo : </text:span><text:span text:style-name="Emphasis"><text:span text:style-name="T1">qui</text:span></text:span><text:span text:style-name="T1"> (= homo </text:span><text:span text:style-name="Emphasis"><text:span text:style-name="T1">que</text:span></text:span><text:span text:style-name="T1">) ; </text:span><text:span text:style-name="Emphasis"><text:span text:style-name="T1">quod</text:span></text:span><text:span text:style-name="T1"> (= re </text:span><text:span text:style-name="Emphasis"><text:span text:style-name="T1">que</text:span></text:span><text:span text:style-name="T1">).</text:span></text:p>
        </text:list-item>
        <text:list-item>
          <text:p text:style-name="P46"><text:span text:style-name="T1">Pronomines possessivo :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6"><text:span text:style-name="T1">Pronomine reflexivo : </text:span><text:span text:style-name="Emphasis"><text:span text:style-name="T1">se</text:span></text:span><text:span text:style-name="T1">.</text:span></text:p>
        </text:list-item>
        <text:list-item>
          <text:p text:style-name="P46"><text:span text:style-name="T1">Pronomines indefinito :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start text:name="__RefHeading___Toc5765_4049058819"/><text:bookmark text:name="user-content-de-adverbio"/>DE ADVERBIO<text:bookmark-end text:name="__RefHeading___Toc5765_4049058819"/></text:h>
      <text:p text:style-name="Text_20_body"><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 </text:span><text:span text:style-name="Emphasis"><text:span text:style-name="T1">cum men­te...</text:span></text:span><text:span text:style-name="T1"> :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 sed quando nos dice :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 :</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start text:name="__RefHeading___Toc5767_4049058819"/><text:bookmark text:name="user-content-numeratione"/>NUMERATIONE<text:bookmark-end text:name="__RefHeading___Toc5767_4049058819"/></text:h>
      <text:p text:style-name="Text_20_body"><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start text:name="__RefHeading___Toc5769_4049058819"/><text:bookmark text:name="user-content-pronuntiatione"/>PRONUNTIATIONE<text:bookmark-end text:name="__RefHeading___Toc5769_4049058819"/></text:h>
      <text:p text:style-name="Text_20_body"><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39371885" text:style-name="L14">
        <text:list-item>
          <text:p text:style-name="P47"><text:span text:style-name="Strong_20_Emphasis"><text:span text:style-name="T1">a, e, i, o, u</text:span></text:span><text:span text:style-name="T1"> habe sono sicut in italiano et germano ;</text:span></text:p>
        </text:list-item>
        <text:list-item>
          <text:p text:style-name="P47"><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 ;</text:span></text:p>
        </text:list-item>
        <text:list-item>
          <text:p text:style-name="P47"><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 ;</text:span></text:p>
        </text:list-item>
        <text:list-item>
          <text:p text:style-name="P47"><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 ;</text:span></text:p>
        </text:list-item>
        <text:list-item>
          <text:p text:style-name="P47"><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 ;</text:span></text:p>
        </text:list-item>
        <text:list-item>
          <text:p text:style-name="P47"><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 ;</text:span></text:p>
        </text:list-item>
        <text:list-item>
          <text:p text:style-name="P47"><text:span text:style-name="Strong_20_Emphasis"><text:span text:style-name="T1">h</text:span></text:span><text:span text:style-name="T1"> indica aspiratione, ut in D. A. sed lice supprimere aspiratio­ne ;</text:span></text:p>
        </text:list-item>
        <text:list-item>
          <text:p text:style-name="P47"><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 ;</text:span></text:p>
        </text:list-item>
        <text:list-item>
          <text:p text:style-name="P47"><text:span text:style-name="Strong_20_Emphasis"><text:span text:style-name="T1">j</text:span></text:span><text:span text:style-name="T1"> sona ut in italiano et in germano (= </text:span><text:span text:style-name="Emphasis"><text:span text:style-name="T1">i</text:span></text:span><text:span text:style-name="T1"> consonante) ;</text:span></text:p>
        </text:list-item>
        <text:list-item>
          <text:p text:style-name="P47"><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 ;</text:span></text:p>
        </text:list-item>
        <text:list-item>
          <text:p text:style-name="P47"><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 ;</text:span></text:p>
        </text:list-item>
        <text:list-item>
          <text:p text:style-name="P47"><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 ;</text:span></text:p>
        </text:list-item>
        <text:list-item>
          <text:p text:style-name="P47"><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 ;</text:span></text:p>
        </text:list-item>
        <text:list-item>
          <text:p text:style-name="P47"><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 ;</text:span></text:p>
        </text:list-item>
        <text:list-item>
          <text:p text:style-name="P47"><text:span text:style-name="Strong_20_Emphasis"><text:span text:style-name="T1">ch</text:span></text:span><text:span text:style-name="T1"> sona sicut </text:span><text:span text:style-name="Emphasis"><text:span text:style-name="T1">k</text:span></text:span><text:span text:style-name="T1"> ;</text:span></text:p>
        </text:list-item>
        <text:list-item>
          <text:p text:style-name="P47"><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 ;</text:span></text:p>
        </text:list-item>
        <text:list-item>
          <text:p text:style-name="P47"><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 ;</text:span></text:p>
        </text:list-item>
        <text:list-item>
          <text:p text:style-name="P47"><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start text:name="__RefHeading___Toc5771_4049058819"/><text:bookmark text:name="user-content-accentu-tonico"/>ACCENTU TONICO<text:bookmark-end text:name="__RefHeading___Toc5771_4049058819"/></text:h>
      <text:p text:style-name="Text_20_body"><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text:p>
      <text:p text:style-name="P7">Accentu latino habe regulas sequente :</text:p>
      <text:list xml:id="list227192761" text:style-name="L15">
        <text:list-item>
          <text:p text:style-name="P48"><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4">Nullo vocabulo, de 2 aut plus syllabas, habe accentu super ultim­a syl­laba nec ante antepenultima.</text:p>
        </text:list-item>
        <text:list-item>
          <text:p text:style-name="P34">Omne vocabulo cum tres aut plus vocale, habe accento super penultima si ista es longa et super antepenultima, si penultima es breve. Vocabu­lario latino indica vocale longa per signo ¯ et breve per signo ˘.</text:p>
        </text:list-item>
        <text:list-item>
          <text:p text:style-name="P48"><text:span text:style-name="T1">Si penultima syllaba termina per consonante, accento es super ista. Ex. :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start text:name="__RefHeading___Toc5773_4049058819"/><text:bookmark text:name="user-content-syntaxe"/>SYNTAXE<text:bookmark-end text:name="__RefHeading___Toc5773_4049058819"/></text:h>
      <text:p text:style-name="Text_20_body"><text:span text:style-name="T1">Syntaxe in Interlingua es reducta ad ista regula unica : adoptare ordine plus claro (que es, in generale : subjecto, verbo, complemento directo aut objecto) et evitare inversiones. Quando es necesse pone­re complemento directo (objec­to) in initio de propositione, ordine meliore es sequente : complemento, subjec­to, verbo. Ex. : </text:span><text:span text:style-name="Emphasis"><text:span text:style-name="T1">Quale amico vos habe viso ?</text:span></text:span></text:p>
      <text:p text:style-name="P7">Syntaxe de omne lingua neo-latina aut germanica pote essere se­cuta, obser­vando principios sequente :</text:p>
      <text:list xml:id="list3047042904" text:style-name="L16">
        <text:list-item>
          <text:p text:style-name="P35">sequere ordine plus logico (subjecto logico es illo ab que abi cogita­tione). Es ergo naturale ponere pro primo subjecto logi­co, et post ordi nare cogitationes generalmodo in ordine ipso in que illas presenta se ad spiritu ;</text:p>
        </text:list-item>
        <text:list-item>
          <text:p text:style-name="P35">evitare idiotismos et expressiones metaphorica que non es uni­versali in­telligibile ;</text:p>
        </text:list-item>
        <text:list-item>
          <text:p text:style-name="P35">supprimere omne vocabulo et particula que non es necessario ad intelli­gentia.</text:p>
        </text:list-item>
      </text:list>
      <text:h text:style-name="P11" text:outline-level="2"/>
      <text:h text:style-name="P20" text:outline-level="2"><text:bookmark-start text:name="__RefHeading___Toc5775_4049058819"/><text:bookmark text:name="user-content-specimen-de-versione"/>SPECIMEN DE VERSIONE<text:bookmark-end text:name="__RefHeading___Toc5775_4049058819"/></text:h>
      <text:p text:style-name="P7">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start text:name="__RefHeading___Toc5777_4049058819"/><text:bookmark text:name="user-content-progressu"/>PROGRESSU<text:bookmark-end text:name="__RefHeading___Toc5777_4049058819"/></text:h>
      <text:p text:style-name="P7">Ecce me cum septuaginta anno. In meo primo annos, me habe cognito homines, que habeba, in illo tempore, etate que me habe hodie.</text:p>
      <text:p text:style-name="Text_20_body"><text:span text:style-name="T1">Quando illos loqueba de suo progenitores, illos diceba : </text:span><text:span text:style-name="Emphasis"><text:span text:style-name="T1">« Oh ! si nostro patres reveni in terra, quale esserè sua stupefactione ante ista ferrovias cum rapida locomotivas, ante isto aerostatos ubi homi­nes audace aude scandere celo : ante ista naves sino velo nec remo, que solo igne move ! »</text:span></text:span></text:p>
      <text:p text:style-name="Text_20_body"><text:span text:style-name="T1">Post epocha in que illos haberè sic locuto, alio homines viveba, ad suo vice, suo 70 annos ; ad suo vice illos dic : </text:span><text:span text:style-name="Emphasis"><text:span text:style-name="T1">« Ah ! si nostro patres reveni in terra, quale esserè stupore de illos ante aeroplano, dirigibi­le et nave submarino ! »</text:span></text:span></text:p>
      <text:p text:style-name="P7">Illos que teneba harpichordo et piano-forte ut mirabilia insupera­bile, quid di­cerè ad auditione de phonographo que scribe voce de il­los et conserva antiquo canticos, que esserà forsan possibile repro­ducere dum plure seculos ?</text:p>
      <text:p text:style-name="P8">Crederè illos ad realitate de telephono ? Et telegraphia sine filo, que super oceanos uni instantaneo vetere Europa ad juvene America ?</text:p>
      <text:p text:style-name="P7">Et cinematographo cum photographia in colores ? Pelliculas (films) projectante supra linteo, gratia ad electricitate aut ad luce oxhyd<text:span text:style-name="T11">­</text:span>rico, vita de infinitesimos, et que permitte studio de infusorios, in<text:span text:style-name="T11">­</text:span>ter alios de isto flagellato ad longa cauda que es trypa­nosoma ad qua<text:span text:style-name="T11">­</text:span>le es attribu­to (hodie) morbo de somno !</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 ?</text:p>
      <text:p text:style-name="P7">Gratia ad hoc homine retrocede, in modo constante, limites de sua penetratio­ne in magno secreto de vita.</text:p>
      <text:p text:style-name="Text_20_body"><text:soft-page-break/><text:span text:style-name="T1">Post habere instructo, cinematographo recrea homine moderno ;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 in particulare </text:span><text:span text:style-name="Emphasis"><text:span text:style-name="T1">caout­chouc</text:span></text:span><text:span text:style-name="T1"> et guttapercha es jam et es et hodie indispensabile ;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 hiberna in regiones polare, boreale et au­strale ; scande summitates plus elevato, ut illo de </text:span><text:span text:style-name="Emphasis"><text:span text:style-name="T1">Gaurisankar</text:span></text:span><text:span text:style-name="T1">, alto quasi 9 kilometros ; explora abyssos de Pa­cifico ; excava crusta terre­stre pro ire ad attingere, in visceras de nostro rotun­do globo, carbo­ne fossile et petroleo, tacto in fine quasi toto quod es accessibi­le usque ad corde de omne continente.</text:span></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3</text:page-number></text:p>
      </style:footer>
      <style:footer-first>
        <text:p text:style-name="MP5"/>
      </style:footer-first>
      <style:footer-left>
        <text:p text:style-name="MP6"><text:page-number text:select-page="current">3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6T20:59:37.557074705</dc:date>
    <meta:editing-duration>PT1H12M52S</meta:editing-duration>
    <meta:editing-cycles>35</meta:editing-cycles>
    <meta:generator>LibreOffice/6.0.3.2$Linux_X86_64 LibreOffice_project/00m0$Build-2</meta:generator>
    <meta:document-statistic meta:table-count="2" meta:image-count="0" meta:object-count="0" meta:page-count="34" meta:paragraph-count="334" meta:word-count="7871" meta:character-count="48456" meta:non-whitespace-character-count="40917"/>
  </office:meta>
</office:document-meta>
</file>